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48c1" officeooo:paragraph-rsid="001148c1"/>
    </style:style>
    <style:style style:name="P2" style:family="paragraph" style:parent-style-name="Heading_20_1">
      <style:text-properties officeooo:rsid="0012466a" officeooo:paragraph-rsid="00124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tolo di Mimm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7:59:40.429803258</meta:creation-date>
    <dc:date>2018-09-24T23:01:32.312803216</dc:date>
    <meta:editing-duration>PT3M24S</meta:editing-duration>
    <meta:editing-cycles>3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